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f07e" officeooo:paragraph-rsid="0002f07e"/>
    </style:style>
    <style:style style:name="P2" style:family="paragraph" style:parent-style-name="Standard">
      <style:text-properties officeooo:paragraph-rsid="0004ac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F DATASET</text:p>
      <text:p text:style-name="Standard"/>
      <text:p text:style-name="Standard">The provided data comprises the following shape (attributes 3 to 9) and texture (attributes 10</text:p>
      <text:p text:style-name="Standard">to 16) features:</text:p>
      <text:p text:style-name="Standard">1. Class (Species)</text:p>
      <text:p text:style-name="P2">2. Specimen Number</text:p>
      <text:p text:style-name="P2">3. Eccentricity</text:p>
      <text:p text:style-name="P2">4. Aspect Ratio</text:p>
      <text:p text:style-name="P2">5. Elongation</text:p>
      <text:p text:style-name="P2">6. Solidity</text:p>
      <text:p text:style-name="P2">7. Stochastic Convexity</text:p>
      <text:p text:style-name="P2">8. Isoperimetric Factor</text:p>
      <text:p text:style-name="P2">9. Maximal Indentation Depth </text:p>
      <text:p text:style-name="P2">10. Lobedness</text:p>
      <text:p text:style-name="P2">11. Average Intensity</text:p>
      <text:p text:style-name="P2">12. Average Contrast</text:p>
      <text:p text:style-name="P2">13. Smoothness</text:p>
      <text:p text:style-name="Standard">14. Third moment</text:p>
      <text:p text:style-name="Standard">15. Uniformity</text:p>
      <text:p text:style-name="Standard">16. Entro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9T09:18:16.758592272</meta:creation-date>
    <dc:date>2022-05-19T09:20:42.404138029</dc:date>
    <meta:editing-duration>PT2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62" meta:character-count="396" meta:non-whitespace-character-count="352"/>
  </office:meta>
</office:document-meta>
</file>